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vertical-align="middle" draw:auto-grow-height="false" fo:min-height="0.749cm" fo:min-width="0.499cm"/>
    </style:style>
    <style:style style:name="gr3"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font-size="32pt" style:font-size-asian="32pt" style:font-size-complex="32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presentation:user-transformed="true">
          <draw:text-box/>
        </draw:frame>
        <draw:custom-shape draw:style-name="gr1" draw:text-style-name="P1" draw:layer="layout" svg:width="6.35cm" svg:height="3.556cm" svg:x="3.302cm" svg:y="5.842cm">
          <text:p text:style-name="P1">Romance</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4.318cm" svg:height="4.826cm" svg:x="3.81cm" svg:y="9.906cm">
          <text:p text:style-name="P1">Fantasy</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 draw:text-style-name="P1" draw:layer="layout" svg:width="6.604cm" svg:height="5.842cm" svg:x="16.002cm" svg:y="6.858cm">
          <text:p text:style-name="P1">Wild</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334cm" svg:height="5.334cm" svg:x="11.43cm" svg:y="10.16cm">
          <text:p text:style-name="P1">Succes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 draw:text-style-name="P1" draw:layer="layout" svg:width="5.334cm" svg:height="5.588cm" svg:x="22.098cm" svg:y="8.89cm">
          <text:p text:style-name="P1">Sports</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 draw:text-style-name="P1" draw:layer="layout" svg:width="7.366cm" svg:height="6.541cm" svg:x="11.43cm" svg:y="2.603cm">
          <text:p text:style-name="P1">Adventurous</text:p>
          <draw:enhanced-geometry svg:viewBox="0 0 780 907" draw:type="non-primitive" draw:enhanced-path="M 390 0 L 492 276 780 228 594 457 780 679 492 631 390 907 288 631 0 679 186 457 0 228 288 276 390 0 Z N"/>
        </draw:custom-shape>
        <draw:custom-shape draw:style-name="gr2" draw:text-style-name="P1" draw:layer="layout" svg:width="7.874cm" svg:height="6.096cm" svg:x="16.256cm" svg:y="13.97cm">
          <text:p text:style-name="P1">Fight</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 draw:text-style-name="P1" draw:layer="layout" svg:width="10.922cm" svg:height="6.35cm" svg:x="2.286cm" svg:y="14.224cm">
          <text:p text:style-name="P1">Deathly</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1" draw:layer="layout" svg:width="6.604cm" svg:height="5.767cm" svg:x="19.812cm" svg:y="1.091cm">
          <text:p text:style-name="P1">Suspense</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 draw:text-style-name="P1" draw:layer="layout" svg:width="5.842cm" svg:height="4.064cm" svg:x="5.08cm" svg:y="0.85cm">
          <text:p text:style-name="P1">Frighting</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DREAMS</text:p>
          </draw:text-box>
        </draw:frame>
        <draw:frame presentation:style-name="pr4" draw:layer="layout" svg:width="25.199cm" svg:height="12.179cm" svg:x="1.4cm" svg:y="4.914cm" presentation:class="outline">
          <draw:text-box>
            <text:list text:style-name="L3">
              <text:list-item>
                <text:p>Dreams are successions of images, ideas, emotions, and sensations that occur involuntarily in the mind during certain stages of sleep</text:p>
              </text:list-item>
              <text:list-item>
                <text:p>The content and purpose of dreams are not definitively understood, though they have been a topic of scientific speculation</text:p>
              </text:list-item>
              <text:list-item>
                <text:p>The scientific study of dreams is called oneirology.</text:p>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en?</text:p>
          </draw:text-box>
        </draw:frame>
        <draw:frame presentation:style-name="pr4" draw:layer="layout" svg:width="25.199cm" svg:height="12.179cm" svg:x="1.4cm" svg:y="4.914cm" presentation:class="outline">
          <draw:text-box>
            <text:list text:style-name="L3">
              <text:list-item>
                <text:p>Dreams mainly occur in the rapid-eye movement (REM) stage of sleep</text:p>
              </text:list-item>
              <text:list-item>
                <text:p>When brain activity is high and resembles that of being awake</text:p>
              </text:list-item>
              <text:list-item>
                <text:p>At times, dreams may occur during other stages of sleep. However, these dreams tend to be much less vivid or memorable.</text:p>
              </text:list-item>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ow Much?</text:p>
          </draw:text-box>
        </draw:frame>
        <draw:frame presentation:style-name="pr4" draw:layer="layout" svg:width="25.199cm" svg:height="12.179cm" svg:x="1.4cm" svg:y="4.914cm" presentation:class="outline">
          <draw:text-box>
            <text:list text:style-name="L3">
              <text:list-item>
                <text:p>The length of a dream can vary; they may last for a few seconds, or approximately 20–30 minutes.</text:p>
              </text:list-item>
              <text:list-item>
                <text:p>People are more likely to remember the dream if they are awakened during the REM phase.</text:p>
              </text:list-item>
              <text:list-item>
                <text:p>The average person has three to five dreams per night, but some may have up to seven dreams in one night.</text:p>
              </text:list-item>
            </text:list>
          </draw:text-box>
        </draw:frame>
        <presentation:notes draw:style-name="dp2">
          <draw:page-thumbnail draw:style-name="gr3"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Nature</text:p>
          </draw:text-box>
        </draw:frame>
        <draw:frame presentation:style-name="pr4" draw:layer="layout" svg:width="25.199cm" svg:height="12.179cm" svg:x="1.4cm" svg:y="4.914cm" presentation:class="outline">
          <draw:text-box>
            <text:list text:style-name="L3">
              <text:list-item>
                <text:p>They range from normal and ordinary to overly surreal and bizarre.</text:p>
              </text:list-item>
              <text:list-item>
                <text:p>Dreams can have varying natures, such as frightening, exciting, magical, melancholic, adventurous, or sexual.</text:p>
              </text:list-item>
              <text:list-item>
                <text:p>The events in dreams are generally outside the control of the dreamer, with the exception of lucid dreaming, where the dreamer is self-aware.</text:p>
              </text:list-item>
            </text:list>
          </draw:text-box>
        </draw:frame>
        <presentation:notes draw:style-name="dp2">
          <draw:page-thumbnail draw:style-name="gr3"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Nature Cont...</text:p>
          </draw:text-box>
        </draw:frame>
        <draw:frame presentation:style-name="pr4" draw:text-style-name="P2" draw:layer="layout" svg:width="25.199cm" svg:height="13.882cm" svg:x="1.4cm" svg:y="4.914cm" presentation:class="outline" presentation:user-transformed="true">
          <draw:text-box>
            <text:list text:style-name="L3">
              <text:list-item>
                <text:p text:style-name="P2"><text:span text:style-name="T1">Dreams can at times make a creative thought occur to the person or give a sense of inspiration.</text:span></text:p>
              </text:list-item>
              <text:list-item>
                <text:p text:style-name="P2"><text:span text:style-name="T1">The earliest recorded dreams were acquired from materials dating back approximately 5000 years, in Mesopotamia, where they were documented on clay tablets.</text:span></text:p>
              </text:list-item>
              <text:list-item>
                <text:p text:style-name="P2"><text:span text:style-name="T1">In the Greek and Roman periods, the people believed that dreams were direct messages from one and/or multiple deities, from deceased persons, and that they predicted the future.</text:span></text:p>
              </text:list-item>
              <text:list-item>
                <text:p text:style-name="P2"><text:span text:style-name="T1">Some cultures practiced dream incubation with the intention of cultivating dreams that are of prophecy.</text:span></text:p>
              </text:list-item>
            </text:list>
          </draw:text-box>
        </draw:frame>
        <presentation:notes draw:style-name="dp2">
          <draw:page-thumbnail draw:style-name="gr3"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Does Animals Dream?</text:p>
          </draw:text-box>
        </draw:frame>
        <draw:frame presentation:style-name="pr4" draw:layer="layout" svg:width="25.199cm" svg:height="12.179cm" svg:x="1.4cm" svg:y="4.914cm" presentation:class="outline">
          <draw:text-box>
            <text:list text:style-name="L3">
              <text:list-item>
                <text:p>REM sleep and the ability to dream seem to be embedded in the biology of many animals in addition to humans.</text:p>
              </text:list-item>
              <text:list-item>
                <text:p>Studies have observed dreaming in mammals such as monkeys, dogs, cats, rats, elephants, and shrews. There have also been signs of dreaming in birds and reptiles.</text:p>
                <text:p/>
              </text:list-item>
            </text:list>
          </draw:text-box>
        </draw:frame>
        <presentation:notes draw:style-name="dp2">
          <draw:page-thumbnail draw:style-name="gr3"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tudy/Survey</text:p>
          </draw:text-box>
        </draw:frame>
        <draw:frame presentation:style-name="pr4" draw:layer="layout" svg:width="25.199cm" svg:height="12.179cm" svg:x="1.4cm" svg:y="4.914cm" presentation:class="outline">
          <draw:text-box>
            <text:list text:style-name="L3">
              <text:list-item>
                <text:p>Visuals</text:p>
                <text:list>
                  <text:list-item>
                    <text:p>Different locations and objects continuously blend into each other.</text:p>
                  </text:list-item>
                  <text:list-item>
                    <text:p/>
                  </text:list-item>
                </text:list>
              </text:list-item>
              <text:list-item>
                <text:p>Emotions</text:p>
                <text:list>
                  <text:list-item>
                    <text:p>the most common emotion experienced in dreams was anxiety</text:p>
                  </text:list-item>
                  <text:list-item>
                    <text:p>Negative emotions were much more common than positive ones</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tudy/Survey Cont...</text:p>
          </draw:text-box>
        </draw:frame>
        <draw:frame presentation:style-name="pr4" draw:text-style-name="P3" draw:layer="layout" svg:width="25.199cm" svg:height="14.136cm" svg:x="1.4cm" svg:y="4.914cm" presentation:class="outline" presentation:user-transformed="true">
          <draw:text-box>
            <text:list text:style-name="L3">
              <text:list-item>
                <text:p text:style-name="P3"><text:span text:style-name="T2">Sexual themes</text:span></text:p>
                <text:list>
                  <text:list-item>
                    <text:p text:style-name="P3"><text:span text:style-name="T2">sexual dreams occur no more than 10% of the time and are more prevalent in young to mid-teens</text:span></text:p>
                  </text:list-item>
                  <text:list-item>
                    <text:p text:style-name="P3"><text:span text:style-name="T2">8% of both men and women's dreams have sexual content.</text:span></text:p>
                  </text:list-item>
                  <text:list-item>
                    <text:p text:style-name="P3"><text:span text:style-name="T2">In some cases, sexual dreams may result in orgasms or nocturnal emissions, aka “wet dreams”</text:span></text:p>
                  </text:list-item>
                </text:list>
              </text:list-item>
              <text:list-item>
                <text:p text:style-name="P3"><text:span text:style-name="T2">Incorporation of reality</text:span></text:p>
                <text:list>
                  <text:list-item>
                    <text:p text:style-name="P3"><text:span text:style-name="T2">Dream incorporation is a phenomenon, an actual sensation, such as environmental sounds, is incorporated into dreams, such as hearing a phone ringing in a dream while it is ringing in reality or dreaming of urination while wetting the bed.</text:span></text:p>
                  </text:list-item>
                </text:list>
                <text:p text:style-name="P3"><text:span text:style-name="T2"/></text:p>
              </text:list-item>
            </text:list>
          </draw:text-box>
        </draw:frame>
        <presentation:notes draw:style-name="dp2">
          <draw:page-thumbnail draw:style-name="gr3"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tudy/Survey Cont...</text:p>
          </draw:text-box>
        </draw:frame>
        <draw:frame presentation:style-name="pr4" draw:layer="layout" svg:width="25.199cm" svg:height="12.179cm" svg:x="1.4cm" svg:y="4.914cm" presentation:class="outline">
          <draw:text-box>
            <text:list text:style-name="L3">
              <text:list-item>
                <text:p>Déjà vu</text:p>
                <text:list>
                  <text:list-item>
                    <text:p>The feeling of having previously seen or experienced something to having dreamt about a similar situation or place, and forgetting about it until one seems to be mysteriously reminded of the situation or the place while awake.</text:p>
                  </text:list-item>
                </text:list>
              </text:list-item>
              <text:list-item>
                <text:p>Daydreaming</text:p>
                <text:list>
                  <text:list-item>
                    <text:p>A daydream is a visionary fantasy, especially one of happy, pleasant thoughts, hopes or ambitions, imagined as coming to pass, and experienced while awake.</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Famous Dreams</text:p>
          </draw:text-box>
        </draw:frame>
        <draw:frame presentation:style-name="pr4" draw:layer="layout" svg:width="25.199cm" svg:height="12.179cm" svg:x="1.4cm" svg:y="6.096cm" presentation:class="outline" presentation:user-transformed="true">
          <draw:text-box>
            <text:list text:style-name="L3">
              <text:list-item>
                <text:p>Frankenstein</text:p>
                <text:list>
                  <text:list-item>
                    <text:p>"Author saw the pale student of unhallowed arts kneeling beside the thing he had put together.”</text:p>
                  </text:list-item>
                </text:list>
              </text:list-item>
              <text:list-item>
                <text:p>The sewing machine</text:p>
                <text:list>
                  <text:list-item>
                    <text:p>Elias Howe invented the sewing machine in 1845. He had the idea of a machine with a needle which would go through a piece of cloth but he couldn't figure out exactly how it would work. In his dream, cannibals were preparing to cook him and they were dancing around the fire waving their spears. Howe noticed at the head of each spear there was a small hole through the shaft and the up-and-down motion of the spears and the hole remained with him when he woke. The idea of passing the thread through the needle close to the point, not at the other end, was a major innovation in making mechanical sewing possible.</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Famous Dreams Cont...</text:p>
          </draw:text-box>
        </draw:frame>
        <draw:frame presentation:style-name="pr4" draw:layer="layout" svg:width="25.199cm" svg:height="12.179cm" svg:x="1.4cm" svg:y="4.914cm" presentation:class="outline">
          <draw:text-box>
            <text:list text:style-name="L3">
              <text:list-item>
                <text:p>The Terminator</text:p>
                <text:list>
                  <text:list-item>
                    <text:p>It was a vivid dream where a gleaming figure of doom emerged from fire; a metallic, skeletal monster with a rictus smile and burning red eyes, dragging itself across the floor with kitchen knives</text:p>
                  </text:list-item>
                </text:list>
              </text:list-item>
              <text:list-item>
                <text:p>Benzene</text:p>
                <text:list>
                  <text:list-item>
                    <text:p>The scientist discovered the seemingly impossible chemical structure of benzene (C6H6) when he had a dream of a group of snakes swallowing their tails.</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9T21:34:54</meta:creation-date>
    <dc:date>2015-04-29T23:11:35</dc:date>
    <meta:editing-duration>PT36M1S</meta:editing-duration>
    <meta:editing-cycles>8</meta:editing-cycles>
    <meta:generator>LibreOffice/4.0.4.2$Linux_X86_64 LibreOffice_project/400m0$Build-2</meta:generator>
    <meta:document-statistic meta:object-count="79"/>
  </office:meta>
</office:document-meta>
</file>